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607cm" fo:margin-left="0cm" table:align="left"/>
    </style:style>
    <style:style style:name="Table1.A" style:family="table-column">
      <style:table-column-properties style:column-width="8.611cm"/>
    </style:style>
    <style:style style:name="Table1.B" style:family="table-column">
      <style:table-column-properties style:column-width="8.996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7.408cm" fo:margin-left="0.476cm" table:align="left"/>
    </style:style>
    <style:style style:name="Table2.A" style:family="table-column">
      <style:table-column-properties style:column-width="3.921cm"/>
    </style:style>
    <style:style style:name="Table2.B" style:family="table-column">
      <style:table-column-properties style:column-width="3.487cm"/>
    </style:style>
    <style:style style:name="Table2.A1" style:family="table-cell">
      <style:table-cell-properties fo:padding="0.097cm" fo:border="none"/>
    </style:style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13.397cm" style:rel-column-width="7595*"/>
    </style:style>
    <style:style style:name="Tableau1.B" style:family="table-column">
      <style:table-column-properties style:column-width="2.094cm" style:rel-column-width="1187*"/>
    </style:style>
    <style:style style:name="Tableau1.C" style:family="table-column">
      <style:table-column-properties style:column-width="2.099cm" style:rel-column-width="1190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officeooo:paragraph-rsid="000be47c"/>
    </style:style>
    <style:style style:name="P3" style:family="paragraph" style:parent-style-name="Standard">
      <style:text-properties officeooo:rsid="000b1ce6" officeooo:paragraph-rsid="000c3ecc"/>
    </style:style>
    <style:style style:name="P4" style:family="paragraph" style:parent-style-name="Standard">
      <style:text-properties officeooo:paragraph-rsid="000c3ecc"/>
    </style:style>
    <style:style style:name="P5" style:family="paragraph" style:parent-style-name="Table_20_Contents">
      <style:text-properties officeooo:rsid="000b1ce6" officeooo:paragraph-rsid="000b1ce6"/>
    </style:style>
    <style:style style:name="P6" style:family="paragraph" style:parent-style-name="Table_20_Contents">
      <style:text-properties officeooo:rsid="000b1ce6" officeooo:paragraph-rsid="000c3ecc"/>
    </style:style>
    <style:style style:name="P7" style:family="paragraph" style:parent-style-name="Table_20_Contents">
      <style:text-properties officeooo:rsid="000b3d53" officeooo:paragraph-rsid="000b3d53"/>
    </style:style>
    <style:style style:name="P8" style:family="paragraph" style:parent-style-name="Table_20_Contents">
      <style:text-properties officeooo:rsid="000b3d53" officeooo:paragraph-rsid="000c3ecc"/>
    </style:style>
    <style:style style:name="P9" style:family="paragraph" style:parent-style-name="Table_20_Contents">
      <style:paragraph-properties fo:text-align="end" style:justify-single-word="false"/>
      <style:text-properties officeooo:rsid="000b3d53" officeooo:paragraph-rsid="000c3ecc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b1ce6" officeooo:paragraph-rsid="000b1ce6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c3ecc" officeooo:paragraph-rsid="000c3ecc" style:font-weight-asian="bold" style:font-weight-complex="bold"/>
    </style:style>
    <style:style style:name="P12" style:family="paragraph" style:parent-style-name="Table_20_Contents">
      <style:text-properties officeooo:rsid="000c3ecc" officeooo:paragraph-rsid="000c3ecc"/>
    </style:style>
    <style:style style:name="P13" style:family="paragraph" style:parent-style-name="Standard">
      <style:text-properties officeooo:paragraph-rsid="000ff546"/>
    </style:style>
    <style:style style:name="P14" style:family="paragraph" style:parent-style-name="Text_20_body">
      <style:text-properties officeooo:rsid="000ff546" officeooo:paragraph-rsid="000ff546"/>
    </style:style>
    <style:style style:name="P15" style:family="paragraph" style:parent-style-name="Table_20_Contents">
      <style:text-properties officeooo:rsid="000c3ecc" officeooo:paragraph-rsid="000c3ecc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ff546" officeooo:paragraph-rsid="000ff546" style:font-weight-asian="bold" style:font-weight-complex="bold"/>
    </style:style>
    <style:style style:name="P1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8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CA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officeooo:rsid="0009e8fd"/>
    </style:style>
    <style:style style:name="T3" style:family="text">
      <style:text-properties officeooo:rsid="000b1ce6"/>
    </style:style>
    <style:style style:name="T4" style:family="text">
      <style:text-properties officeooo:rsid="000b3d53"/>
    </style:style>
    <style:style style:name="T5" style:family="text">
      <style:text-properties officeooo:rsid="000bd23a"/>
    </style:style>
    <style:style style:name="T6" style:family="text">
      <style:text-properties officeooo:rsid="000c3ecc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style:wrap="run-through" style:number-wrapped-paragraphs="no-limit" style:vertical-pos="middle" style:vertical-rel="line" style:horizontal-pos="from-left" style:horizontal-rel="paragraph"/>
    </style:style>
    <style:style style:name="gr6" style:family="graphic">
      <style:graphic-properties style:wrap="run-through" style:number-wrapped-paragraphs="no-limit" style:vertical-pos="middle" style:vertical-rel="baseline" style:horizontal-pos="from-left" style:horizontal-rel="paragraph"/>
    </style:style>
  </office:automatic-styles>
  <office:body>
    <office:text text:use-soft-page-breaks="true">
      <office:forms form:automatic-focus="true" form:apply-design-mode="false">
        <form:form form:name="Formulaire" form:command="biblio" form:datasource="Bibliography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  <form:property form:property-name="URL" office:value-type="string" office:string-value=""/>
          </form:properties>
          <form:text form:name="Ho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ombobox form:name="OS" form:control-implementation="ooo:com.sun.star.form.component.ComboBox" xml:id="control2" form:id="control2" form:dropdown="true" form:size="20" form:current-value="GNU/Linux" form:value="GNU/Linux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0"/>
            </form:properties>
            <form:item form:label="GNU/Linux"/>
            <form:item form:label="Windows"/>
            <form:item form:label="Android"/>
            <form:item form:label="IOS"/>
            <form:item form:label="Autre"/>
          </form:combobox>
          <form:checkbox form:name="num_Jours" form:control-implementation="ooo:com.sun.star.form.component.CheckBox" xml:id="control3" form:id="control3" form:label="# Jour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num_week" form:control-implementation="ooo:com.sun.star.form.component.CheckBox" xml:id="control4" form:id="control4" form:label="# semaine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num_mois" form:control-implementation="ooo:com.sun.star.form.component.CheckBox" xml:id="control5" form:id="control5" form:label="# moi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num_year" form:control-implementation="ooo:com.sun.star.form.component.CheckBox" xml:id="control6" form:id="control6" form:label="# année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formatted-text form:name="total_aata" form:control-implementation="ooo:com.sun.star.form.component.NumericField" xml:id="control7" form:id="control7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0"/>
            </form:properties>
          </form:formatted-text>
          <form:formatted-text form:name="megs_changes_day" form:control-implementation="ooo:com.sun.star.form.component.NumericField" xml:id="control8" form:id="control8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0"/>
            </form:properties>
          </form:formatted-text>
          <form:formatted-text form:name="num_day_keep" form:control-implementation="ooo:com.sun.star.form.component.NumericField" xml:id="control9" form:id="control9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0"/>
            </form:properties>
          </form:formatted-text>
          <form:formatted-text form:name="num_week_keep" form:control-implementation="ooo:com.sun.star.form.component.NumericField" xml:id="control10" form:id="control10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0"/>
            </form:properties>
          </form:formatted-text>
          <form:formatted-text form:name="num_month_keep" form:control-implementation="ooo:com.sun.star.form.component.NumericField" xml:id="control11" form:id="control11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0"/>
            </form:properties>
          </form:formatted-text>
          <form:formatted-text form:name="num_year_keep" form:control-implementation="ooo:com.sun.star.form.component.NumericField" xml:id="control12" form:id="control12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0"/>
            </form:properties>
          </form:formatted-text>
          <form:checkbox form:name="chb_complete" form:control-implementation="ooo:com.sun.star.form.component.CheckBox" xml:id="control13" form:id="control13" form:label="Restauration complèt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b_granulaire" form:control-implementation="ooo:com.sun.star.form.component.CheckBox" xml:id="control14" form:id="control14" form:label="Restauration granulaire des fichier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is_mobile" form:control-implementation="ooo:com.sun.star.form.component.CheckBox" xml:id="control15" form:id="control15" form:label="système mobil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ombobox form:name="type_user" form:control-implementation="ooo:com.sun.star.form.component.ComboBox" xml:id="control16" form:id="control16" form:dropdown="true" form:size="20" form:current-value="Utilisateur régulier" form:value="Utilisateur régulier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0"/>
            </form:properties>
            <form:item form:label="Utilisateur régulier"/>
            <form:item form:label="Utilisateur concientisé"/>
            <form:item form:label="Sysadmin"/>
          </form:combobox>
          <form:textarea form:name="lst_softwares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note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ep_1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p_2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p_3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p_4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p_5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p_6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p_7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p_8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p_9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p_10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p_11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p_12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p_13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p_14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p_15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p_16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ormatted-text form:name="rep_total_1" form:control-implementation="ooo:com.sun.star.form.component.NumericField" xml:id="control35" form:id="control35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rep_total_2" form:control-implementation="ooo:com.sun.star.form.component.NumericField" xml:id="control36" form:id="control36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rep_total_3" form:control-implementation="ooo:com.sun.star.form.component.NumericField" xml:id="control37" form:id="control37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rep_total_4" form:control-implementation="ooo:com.sun.star.form.component.NumericField" xml:id="control38" form:id="control38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rep_total_5" form:control-implementation="ooo:com.sun.star.form.component.NumericField" xml:id="control39" form:id="control39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rep_total_6" form:control-implementation="ooo:com.sun.star.form.component.NumericField" xml:id="control40" form:id="control40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rep_total_7" form:control-implementation="ooo:com.sun.star.form.component.NumericField" xml:id="control41" form:id="control41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rep_total_8" form:control-implementation="ooo:com.sun.star.form.component.NumericField" xml:id="control42" form:id="control42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rep_total_9" form:control-implementation="ooo:com.sun.star.form.component.NumericField" xml:id="control43" form:id="control43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rep_total_10" form:control-implementation="ooo:com.sun.star.form.component.NumericField" xml:id="control44" form:id="control44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rep_total_11" form:control-implementation="ooo:com.sun.star.form.component.NumericField" xml:id="control45" form:id="control45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rep_total_12" form:control-implementation="ooo:com.sun.star.form.component.NumericField" xml:id="control46" form:id="control46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rep_total_13" form:control-implementation="ooo:com.sun.star.form.component.NumericField" xml:id="control47" form:id="control47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rep_total_14" form:control-implementation="ooo:com.sun.star.form.component.NumericField" xml:id="control48" form:id="control48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rep_total_15" form:control-implementation="ooo:com.sun.star.form.component.NumericField" xml:id="control49" form:id="control49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rep_total_16" form:control-implementation="ooo:com.sun.star.form.component.NumericField" xml:id="control50" form:id="control50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rep_delta_j_1" form:control-implementation="ooo:com.sun.star.form.component.NumericField" xml:id="control51" form:id="control51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rep_delta_j_2" form:control-implementation="ooo:com.sun.star.form.component.NumericField" xml:id="control52" form:id="control52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rep_delta_j_3" form:control-implementation="ooo:com.sun.star.form.component.NumericField" xml:id="control53" form:id="control53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rep_delta_j_4" form:control-implementation="ooo:com.sun.star.form.component.NumericField" xml:id="control54" form:id="control54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rep_delta_j_5" form:control-implementation="ooo:com.sun.star.form.component.NumericField" xml:id="control55" form:id="control55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rep_delta_j_6" form:control-implementation="ooo:com.sun.star.form.component.NumericField" xml:id="control56" form:id="control56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rep_delta_j_7" form:control-implementation="ooo:com.sun.star.form.component.NumericField" xml:id="control57" form:id="control57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rep_delta_j_8" form:control-implementation="ooo:com.sun.star.form.component.NumericField" xml:id="control58" form:id="control58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rep_delta_j_9" form:control-implementation="ooo:com.sun.star.form.component.NumericField" xml:id="control59" form:id="control59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rep_delta_j_10" form:control-implementation="ooo:com.sun.star.form.component.NumericField" xml:id="control60" form:id="control60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rep_delta_j_11" form:control-implementation="ooo:com.sun.star.form.component.NumericField" xml:id="control61" form:id="control61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rep_delta_j_12" form:control-implementation="ooo:com.sun.star.form.component.NumericField" xml:id="control62" form:id="control62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rep_delta_j_13" form:control-implementation="ooo:com.sun.star.form.component.NumericField" xml:id="control63" form:id="control63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rep_delta_j_14" form:control-implementation="ooo:com.sun.star.form.component.NumericField" xml:id="control64" form:id="control64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rep_delta_j_15" form:control-implementation="ooo:com.sun.star.form.component.NumericField" xml:id="control65" form:id="control65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rep_delta_j_16" form:control-implementation="ooo:com.sun.star.form.component.NumericField" xml:id="control66" form:id="control66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7" draw:style-name="gr4" draw:text-style-name="P17" svg:width="17.174cm" svg:height="3.633cm" svg:x="2.073cm" svg:y="20.128cm" draw:control="control18"/>
      <text:h text:style-name="Heading_20_1" text:outline-level="1">Formulaire pour l'intégration au système de <text:span text:style-name="T2">sauvegarde</text:span> <text:line-break/></text:h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0">Information du système </text:p>
          </table:table-cell>
          <table:covered-table-cell/>
        </table:table-row>
        <table:table-row>
          <table:table-cell table:style-name="Table1.A2" office:value-type="string">
            <text:p text:style-name="P5">Nom <text:span text:style-name="T4">(hostname , FQDN)</text:span></text:p>
          </table:table-cell>
          <table:table-cell table:style-name="Table1.B2" office:value-type="string">
            <text:p text:style-name="Table_20_Contents"><draw:control text:anchor-type="as-char" draw:z-index="0" draw:style-name="gr1" draw:text-style-name="P17" svg:width="8.229cm" svg:height="0.555cm" draw:control="control1"/></text:p>
          </table:table-cell>
        </table:table-row>
        <table:table-row>
          <table:table-cell table:style-name="Table1.A2" office:value-type="string">
            <text:p text:style-name="Table_20_Contents">S<text:span text:style-name="T3">ystème d'exploitation</text:span></text:p>
          </table:table-cell>
          <table:table-cell table:style-name="Table1.B2" office:value-type="string">
            <text:p text:style-name="Table_20_Contents"><draw:control text:anchor-type="as-char" draw:z-index="1" draw:style-name="gr1" draw:text-style-name="P17" svg:width="8.254cm" svg:height="0.555cm" draw:control="control2"/></text:p>
          </table:table-cell>
        </table:table-row>
        <table:table-row>
          <table:table-cell table:style-name="Table1.A2" office:value-type="string">
            <text:p text:style-name="P5">Quantité de donné Total <text:span text:style-name="T4">(Gig)</text:span></text:p>
          </table:table-cell>
          <table:table-cell table:style-name="Table1.B2" office:value-type="string">
            <text:p text:style-name="P2"><text:s text:c="2"/><text:span text:style-name="T5"><draw:control text:anchor-type="as-char" draw:z-index="6" draw:style-name="gr1" draw:text-style-name="P17" svg:width="6.256cm" svg:height="0.604cm" draw:control="control7"/></text:span><text:span text:style-name="T5"> <text:s/>Gigs</text:span></text:p>
          </table:table-cell>
        </table:table-row>
        <table:table-row>
          <table:table-cell table:style-name="Table1.A2" office:value-type="string">
            <text:p text:style-name="P7">Quantité de donnée changente / jours (Megs)</text:p>
          </table:table-cell>
          <table:table-cell table:style-name="Table1.B2" office:value-type="string">
            <text:p text:style-name="P4"><text:s text:c="2"/><draw:control text:anchor-type="as-char" draw:z-index="7" draw:style-name="gr1" draw:text-style-name="P17" svg:width="6.256cm" svg:height="0.668cm" draw:control="control8"/> <text:span text:style-name="T6">Megs / Jours</text:span></text:p>
          </table:table-cell>
        </table:table-row>
        <table:table-row>
          <table:table-cell table:style-name="Table1.A2" office:value-type="string">
            <text:p text:style-name="P5">Fréquence de la sauvegarde <text:span text:style-name="T4">voulu</text:span><text:line-break/><text:span text:style-name="T4">et conservation</text:span></text:p>
          </table:table-cell>
          <table:table-cell table:style-name="Table1.B2" office:value-type="string">
            <text:p text:style-name="P6"><text:s/>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4"><draw:control text:anchor-type="as-char" draw:z-index="2" draw:style-name="gr2" draw:text-style-name="P17" svg:width="2.206cm" svg:height="0.578cm" draw:control="control3"/></text:p>
                </table:table-cell>
                <table:table-cell table:style-name="Table2.A1" office:value-type="string">
                  <text:p text:style-name="Table_20_Contents"><draw:control text:anchor-type="as-char" draw:z-index="8" draw:style-name="gr1" draw:text-style-name="P17" svg:width="3.126cm" svg:height="0.555cm" draw:control="control9"/></text:p>
                </table:table-cell>
              </table:table-row>
              <table:table-row>
                <table:table-cell table:style-name="Table2.A1" office:value-type="string">
                  <text:p text:style-name="P4"><draw:control text:anchor-type="as-char" draw:z-index="3" draw:style-name="gr2" draw:text-style-name="P17" svg:width="2.946cm" svg:height="0.578cm" draw:control="control4"/></text:p>
                </table:table-cell>
                <table:table-cell table:style-name="Table2.A1" office:value-type="string">
                  <text:p text:style-name="P4"><draw:control text:anchor-type="as-char" draw:z-index="9" draw:style-name="gr1" draw:text-style-name="P17" svg:width="3.126cm" svg:height="0.555cm" draw:control="control10"/></text:p>
                </table:table-cell>
              </table:table-row>
              <table:table-row>
                <table:table-cell table:style-name="Table2.A1" office:value-type="string">
                  <text:p text:style-name="P4"><draw:control text:anchor-type="as-char" draw:z-index="4" draw:style-name="gr2" draw:text-style-name="P17" svg:width="2.206cm" svg:height="0.578cm" draw:control="control5"/></text:p>
                </table:table-cell>
                <table:table-cell table:style-name="Table2.A1" office:value-type="string">
                  <text:p text:style-name="P4"><draw:control text:anchor-type="as-char" draw:z-index="10" draw:style-name="gr1" draw:text-style-name="P17" svg:width="3.126cm" svg:height="0.555cm" draw:control="control11"/></text:p>
                </table:table-cell>
              </table:table-row>
              <table:table-row>
                <table:table-cell table:style-name="Table2.A1" office:value-type="string">
                  <text:p text:style-name="P4"><draw:control text:anchor-type="as-char" draw:z-index="5" draw:style-name="gr2" draw:text-style-name="P17" svg:width="2.206cm" svg:height="0.578cm" draw:control="control6"/></text:p>
                </table:table-cell>
                <table:table-cell table:style-name="Table2.A1" office:value-type="string">
                  <text:p text:style-name="P4"><draw:control text:anchor-type="as-char" draw:z-index="11" draw:style-name="gr1" draw:text-style-name="P17" svg:width="3.126cm" svg:height="0.555cm" draw:control="control12"/></text:p>
                </table:table-cell>
              </table:table-row>
            </table:table>
            <text:p text:style-name="P3"><text:s text:c="4"/></text:p>
          </table:table-cell>
        </table:table-row>
        <table:table-row>
          <table:table-cell table:style-name="Table1.A2" office:value-type="string">
            <text:p text:style-name="P7">Type de restauration </text:p>
          </table:table-cell>
          <table:table-cell table:style-name="Table1.B2" office:value-type="string">
            <text:p text:style-name="P7"><text:s text:c="4"/><draw:control text:anchor-type="as-char" draw:z-index="12" draw:style-name="gr2" draw:text-style-name="P17" svg:width="6.111cm" svg:height="0.507cm" draw:control="control13"/></text:p>
            <text:p text:style-name="P8"><text:s text:c="4"/><draw:control text:anchor-type="as-char" draw:z-index="13" draw:style-name="gr2" draw:text-style-name="P17" svg:width="8.046cm" svg:height="0.507cm" draw:control="control14"/></text:p>
          </table:table-cell>
        </table:table-row>
        <table:table-row>
          <table:table-cell table:style-name="Table1.A2" office:value-type="string">
            <text:p text:style-name="P7">Vitesse de la restauration requise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B2" table:number-columns-spanned="2" office:value-type="string">
            <text:p text:style-name="P9"><text:s text:c="17"/><draw:control text:anchor-type="as-char" draw:z-index="14" draw:style-name="gr2" draw:text-style-name="P17" svg:width="5.605cm" svg:height="0.481cm" draw:control="control15"/> <text:s text:c="25"/></text:p>
          </table:table-cell>
          <table:covered-table-cell/>
        </table:table-row>
        <table:table-row>
          <table:table-cell table:style-name="Table1.A2" office:value-type="string">
            <text:p text:style-name="P7">Type d'utilisateur</text:p>
          </table:table-cell>
          <table:table-cell table:style-name="Table1.B2" office:value-type="string">
            <text:p text:style-name="P8"><text:s text:c="3"/><draw:control text:anchor-type="as-char" draw:z-index="15" draw:style-name="gr1" draw:text-style-name="P17" svg:width="8.254cm" svg:height="0.555cm" draw:control="control16"/></text:p>
          </table:table-cell>
        </table:table-row>
        <table:table-row>
          <table:table-cell table:style-name="Table1.A2" office:value-type="string">
            <text:p text:style-name="P12">Logiciels particuliers (exemple Mysql , dockers , … ) </text:p>
          </table:table-cell>
          <table:table-cell table:style-name="Table1.B2" office:value-type="string">
            <text:p text:style-name="P8"><draw:control text:anchor-type="as-char" svg:y="-1.035cm" draw:z-index="16" draw:style-name="gr3" draw:text-style-name="P17" svg:width="8.155cm" svg:height="3.128cm" draw:control="control17"/></text:p>
            <text:p text:style-name="P8"/>
          </table:table-cell>
        </table:table-row>
        <table:table-row>
          <table:table-cell table:style-name="Table1.B2" table:number-columns-spanned="2" office:value-type="string">
            <text:p text:style-name="P11">Notes</text:p>
          </table:table-cell>
          <table:covered-table-cell/>
        </table:table-row>
        <table:table-row>
          <table:table-cell table:style-name="Table1.B2" table:number-columns-spanned="2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covered-table-cell/>
        </table:table-row>
      </table:table>
      <text:p text:style-name="Text_20_body"/>
      <text:p text:style-name="Text_20_body"/>
      <text:p text:style-name="P14"><text:soft-page-break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6">Répertoire à sauvegarder</text:p>
          </table:table-cell>
          <table:table-cell table:style-name="Tableau1.A1" office:value-type="string">
            <text:p text:style-name="P16">Taille (Gig)</text:p>
          </table:table-cell>
          <table:table-cell table:style-name="Tableau1.C1" office:value-type="string">
            <text:p text:style-name="P16">Delta par jours</text:p>
            <text:p text:style-name="P16">(Gig)</text:p>
          </table:table-cell>
        </table:table-row>
        <table:table-row>
          <table:table-cell table:style-name="Tableau1.A2" office:value-type="string">
            <text:p text:style-name="Table_20_Contents"><draw:control text:anchor-type="as-char" draw:z-index="18" draw:style-name="gr5" draw:text-style-name="P18" svg:width="13.11cm" svg:height="0.964cm" draw:control="control19"/></text:p>
          </table:table-cell>
          <table:table-cell table:style-name="Tableau1.A2" office:value-type="string">
            <text:p text:style-name="Table_20_Contents"><draw:control text:anchor-type="as-char" draw:z-index="34" draw:style-name="gr6" draw:text-style-name="P17" svg:width="1.708cm" svg:height="0.939cm" draw:control="control35"/></text:p>
          </table:table-cell>
          <table:table-cell table:style-name="Tableau1.C2" office:value-type="string">
            <text:p text:style-name="P13"><draw:control text:anchor-type="as-char" draw:z-index="50" draw:style-name="gr6" draw:text-style-name="P17" svg:width="1.708cm" svg:height="0.939cm" draw:control="control51"/></text:p>
          </table:table-cell>
        </table:table-row>
        <table:table-row>
          <table:table-cell table:style-name="Tableau1.A2" office:value-type="string">
            <text:p text:style-name="P13"><draw:control text:anchor-type="as-char" draw:z-index="19" draw:style-name="gr5" draw:text-style-name="P18" svg:width="13.11cm" svg:height="0.964cm" draw:control="control20"/></text:p>
          </table:table-cell>
          <table:table-cell table:style-name="Tableau1.A2" office:value-type="string">
            <text:p text:style-name="P13"><draw:control text:anchor-type="as-char" draw:z-index="35" draw:style-name="gr6" draw:text-style-name="P17" svg:width="1.708cm" svg:height="0.939cm" draw:control="control36"/></text:p>
          </table:table-cell>
          <table:table-cell table:style-name="Tableau1.C2" office:value-type="string">
            <text:p text:style-name="P13"><draw:control text:anchor-type="as-char" draw:z-index="51" draw:style-name="gr6" draw:text-style-name="P17" svg:width="1.708cm" svg:height="0.939cm" draw:control="control52"/></text:p>
          </table:table-cell>
        </table:table-row>
        <table:table-row>
          <table:table-cell table:style-name="Tableau1.A2" office:value-type="string">
            <text:p text:style-name="P13"><draw:control text:anchor-type="as-char" draw:z-index="20" draw:style-name="gr5" draw:text-style-name="P18" svg:width="13.11cm" svg:height="0.964cm" draw:control="control21"/></text:p>
          </table:table-cell>
          <table:table-cell table:style-name="Tableau1.A2" office:value-type="string">
            <text:p text:style-name="P13"><draw:control text:anchor-type="as-char" draw:z-index="36" draw:style-name="gr6" draw:text-style-name="P17" svg:width="1.708cm" svg:height="0.939cm" draw:control="control37"/></text:p>
          </table:table-cell>
          <table:table-cell table:style-name="Tableau1.C2" office:value-type="string">
            <text:p text:style-name="P13"><draw:control text:anchor-type="as-char" draw:z-index="52" draw:style-name="gr6" draw:text-style-name="P17" svg:width="1.708cm" svg:height="0.939cm" draw:control="control53"/></text:p>
          </table:table-cell>
        </table:table-row>
        <table:table-row>
          <table:table-cell table:style-name="Tableau1.A2" office:value-type="string">
            <text:p text:style-name="P13"><draw:control text:anchor-type="as-char" draw:z-index="21" draw:style-name="gr5" draw:text-style-name="P18" svg:width="13.11cm" svg:height="0.964cm" draw:control="control22"/></text:p>
          </table:table-cell>
          <table:table-cell table:style-name="Tableau1.A2" office:value-type="string">
            <text:p text:style-name="P13"><draw:control text:anchor-type="as-char" draw:z-index="37" draw:style-name="gr6" draw:text-style-name="P17" svg:width="1.708cm" svg:height="0.939cm" draw:control="control38"/></text:p>
          </table:table-cell>
          <table:table-cell table:style-name="Tableau1.C2" office:value-type="string">
            <text:p text:style-name="P13"><draw:control text:anchor-type="as-char" draw:z-index="53" draw:style-name="gr6" draw:text-style-name="P17" svg:width="1.708cm" svg:height="0.939cm" draw:control="control54"/></text:p>
          </table:table-cell>
        </table:table-row>
        <table:table-row>
          <table:table-cell table:style-name="Tableau1.A2" office:value-type="string">
            <text:p text:style-name="P13"><draw:control text:anchor-type="as-char" draw:z-index="22" draw:style-name="gr5" draw:text-style-name="P18" svg:width="13.11cm" svg:height="0.964cm" draw:control="control23"/></text:p>
          </table:table-cell>
          <table:table-cell table:style-name="Tableau1.A2" office:value-type="string">
            <text:p text:style-name="P13"><draw:control text:anchor-type="as-char" draw:z-index="38" draw:style-name="gr6" draw:text-style-name="P17" svg:width="1.708cm" svg:height="0.939cm" draw:control="control39"/></text:p>
          </table:table-cell>
          <table:table-cell table:style-name="Tableau1.C2" office:value-type="string">
            <text:p text:style-name="P13"><draw:control text:anchor-type="as-char" draw:z-index="54" draw:style-name="gr6" draw:text-style-name="P17" svg:width="1.708cm" svg:height="0.939cm" draw:control="control55"/></text:p>
          </table:table-cell>
        </table:table-row>
        <table:table-row>
          <table:table-cell table:style-name="Tableau1.A2" office:value-type="string">
            <text:p text:style-name="P13"><draw:control text:anchor-type="as-char" draw:z-index="23" draw:style-name="gr5" draw:text-style-name="P18" svg:width="13.11cm" svg:height="0.964cm" draw:control="control24"/></text:p>
          </table:table-cell>
          <table:table-cell table:style-name="Tableau1.A2" office:value-type="string">
            <text:p text:style-name="P13"><draw:control text:anchor-type="as-char" draw:z-index="39" draw:style-name="gr6" draw:text-style-name="P17" svg:width="1.708cm" svg:height="0.939cm" draw:control="control40"/></text:p>
          </table:table-cell>
          <table:table-cell table:style-name="Tableau1.C2" office:value-type="string">
            <text:p text:style-name="P13"><draw:control text:anchor-type="as-char" draw:z-index="55" draw:style-name="gr6" draw:text-style-name="P17" svg:width="1.708cm" svg:height="0.939cm" draw:control="control56"/></text:p>
          </table:table-cell>
        </table:table-row>
        <table:table-row>
          <table:table-cell table:style-name="Tableau1.A2" office:value-type="string">
            <text:p text:style-name="P13"><draw:control text:anchor-type="as-char" draw:z-index="24" draw:style-name="gr5" draw:text-style-name="P18" svg:width="13.11cm" svg:height="0.964cm" draw:control="control25"/></text:p>
          </table:table-cell>
          <table:table-cell table:style-name="Tableau1.A2" office:value-type="string">
            <text:p text:style-name="P13"><draw:control text:anchor-type="as-char" draw:z-index="40" draw:style-name="gr6" draw:text-style-name="P17" svg:width="1.708cm" svg:height="0.939cm" draw:control="control41"/></text:p>
          </table:table-cell>
          <table:table-cell table:style-name="Tableau1.C2" office:value-type="string">
            <text:p text:style-name="P13"><draw:control text:anchor-type="as-char" draw:z-index="56" draw:style-name="gr6" draw:text-style-name="P17" svg:width="1.708cm" svg:height="0.939cm" draw:control="control57"/></text:p>
          </table:table-cell>
        </table:table-row>
        <table:table-row>
          <table:table-cell table:style-name="Tableau1.A2" office:value-type="string">
            <text:p text:style-name="P13"><draw:control text:anchor-type="as-char" draw:z-index="25" draw:style-name="gr5" draw:text-style-name="P18" svg:width="13.11cm" svg:height="0.964cm" draw:control="control26"/></text:p>
          </table:table-cell>
          <table:table-cell table:style-name="Tableau1.A2" office:value-type="string">
            <text:p text:style-name="P13"><draw:control text:anchor-type="as-char" draw:z-index="41" draw:style-name="gr6" draw:text-style-name="P17" svg:width="1.708cm" svg:height="0.939cm" draw:control="control42"/></text:p>
          </table:table-cell>
          <table:table-cell table:style-name="Tableau1.C2" office:value-type="string">
            <text:p text:style-name="P13"><draw:control text:anchor-type="as-char" draw:z-index="57" draw:style-name="gr6" draw:text-style-name="P17" svg:width="1.708cm" svg:height="0.939cm" draw:control="control58"/></text:p>
          </table:table-cell>
        </table:table-row>
        <table:table-row>
          <table:table-cell table:style-name="Tableau1.A2" office:value-type="string">
            <text:p text:style-name="P13"><draw:control text:anchor-type="as-char" draw:z-index="26" draw:style-name="gr5" draw:text-style-name="P18" svg:width="13.11cm" svg:height="0.964cm" draw:control="control27"/></text:p>
          </table:table-cell>
          <table:table-cell table:style-name="Tableau1.A2" office:value-type="string">
            <text:p text:style-name="P13"><draw:control text:anchor-type="as-char" draw:z-index="42" draw:style-name="gr6" draw:text-style-name="P17" svg:width="1.708cm" svg:height="0.939cm" draw:control="control43"/></text:p>
          </table:table-cell>
          <table:table-cell table:style-name="Tableau1.C2" office:value-type="string">
            <text:p text:style-name="P13"><draw:control text:anchor-type="as-char" draw:z-index="58" draw:style-name="gr6" draw:text-style-name="P17" svg:width="1.708cm" svg:height="0.939cm" draw:control="control59"/></text:p>
          </table:table-cell>
        </table:table-row>
        <table:table-row>
          <table:table-cell table:style-name="Tableau1.A2" office:value-type="string">
            <text:p text:style-name="P13"><draw:control text:anchor-type="as-char" draw:z-index="27" draw:style-name="gr5" draw:text-style-name="P18" svg:width="13.11cm" svg:height="0.964cm" draw:control="control28"/></text:p>
          </table:table-cell>
          <table:table-cell table:style-name="Tableau1.A2" office:value-type="string">
            <text:p text:style-name="P13"><draw:control text:anchor-type="as-char" draw:z-index="43" draw:style-name="gr6" draw:text-style-name="P17" svg:width="1.708cm" svg:height="0.939cm" draw:control="control44"/></text:p>
          </table:table-cell>
          <table:table-cell table:style-name="Tableau1.C2" office:value-type="string">
            <text:p text:style-name="P13"><draw:control text:anchor-type="as-char" draw:z-index="59" draw:style-name="gr6" draw:text-style-name="P17" svg:width="1.708cm" svg:height="0.939cm" draw:control="control60"/></text:p>
          </table:table-cell>
        </table:table-row>
        <table:table-row>
          <table:table-cell table:style-name="Tableau1.A2" office:value-type="string">
            <text:p text:style-name="P13"><draw:control text:anchor-type="as-char" draw:z-index="28" draw:style-name="gr5" draw:text-style-name="P18" svg:width="13.11cm" svg:height="0.964cm" draw:control="control29"/></text:p>
          </table:table-cell>
          <table:table-cell table:style-name="Tableau1.A2" office:value-type="string">
            <text:p text:style-name="P13"><draw:control text:anchor-type="as-char" draw:z-index="44" draw:style-name="gr6" draw:text-style-name="P17" svg:width="1.708cm" svg:height="0.939cm" draw:control="control45"/></text:p>
          </table:table-cell>
          <table:table-cell table:style-name="Tableau1.C2" office:value-type="string">
            <text:p text:style-name="P13"><draw:control text:anchor-type="as-char" draw:z-index="60" draw:style-name="gr6" draw:text-style-name="P17" svg:width="1.708cm" svg:height="0.939cm" draw:control="control61"/></text:p>
          </table:table-cell>
        </table:table-row>
        <table:table-row>
          <table:table-cell table:style-name="Tableau1.A2" office:value-type="string">
            <text:p text:style-name="P13"><draw:control text:anchor-type="as-char" draw:z-index="29" draw:style-name="gr5" draw:text-style-name="P18" svg:width="13.11cm" svg:height="0.964cm" draw:control="control30"/></text:p>
          </table:table-cell>
          <table:table-cell table:style-name="Tableau1.A2" office:value-type="string">
            <text:p text:style-name="P13"><draw:control text:anchor-type="as-char" draw:z-index="45" draw:style-name="gr6" draw:text-style-name="P17" svg:width="1.708cm" svg:height="0.939cm" draw:control="control46"/></text:p>
          </table:table-cell>
          <table:table-cell table:style-name="Tableau1.C2" office:value-type="string">
            <text:p text:style-name="P13"><draw:control text:anchor-type="as-char" draw:z-index="61" draw:style-name="gr6" draw:text-style-name="P17" svg:width="1.708cm" svg:height="0.939cm" draw:control="control62"/></text:p>
          </table:table-cell>
        </table:table-row>
        <table:table-row>
          <table:table-cell table:style-name="Tableau1.A2" office:value-type="string">
            <text:p text:style-name="P13"><draw:control text:anchor-type="as-char" draw:z-index="30" draw:style-name="gr5" draw:text-style-name="P18" svg:width="13.11cm" svg:height="0.964cm" draw:control="control31"/></text:p>
          </table:table-cell>
          <table:table-cell table:style-name="Tableau1.A2" office:value-type="string">
            <text:p text:style-name="P13"><draw:control text:anchor-type="as-char" draw:z-index="46" draw:style-name="gr6" draw:text-style-name="P17" svg:width="1.708cm" svg:height="0.939cm" draw:control="control47"/></text:p>
          </table:table-cell>
          <table:table-cell table:style-name="Tableau1.C2" office:value-type="string">
            <text:p text:style-name="P13"><draw:control text:anchor-type="as-char" draw:z-index="62" draw:style-name="gr6" draw:text-style-name="P17" svg:width="1.708cm" svg:height="0.939cm" draw:control="control63"/></text:p>
          </table:table-cell>
        </table:table-row>
        <table:table-row>
          <table:table-cell table:style-name="Tableau1.A2" office:value-type="string">
            <text:p text:style-name="P13"><draw:control text:anchor-type="as-char" draw:z-index="31" draw:style-name="gr5" draw:text-style-name="P18" svg:width="13.11cm" svg:height="0.964cm" draw:control="control32"/></text:p>
          </table:table-cell>
          <table:table-cell table:style-name="Tableau1.A2" office:value-type="string">
            <text:p text:style-name="P13"><draw:control text:anchor-type="as-char" draw:z-index="47" draw:style-name="gr6" draw:text-style-name="P17" svg:width="1.708cm" svg:height="0.939cm" draw:control="control48"/></text:p>
          </table:table-cell>
          <table:table-cell table:style-name="Tableau1.C2" office:value-type="string">
            <text:p text:style-name="P13"><draw:control text:anchor-type="as-char" draw:z-index="63" draw:style-name="gr6" draw:text-style-name="P17" svg:width="1.708cm" svg:height="0.939cm" draw:control="control64"/></text:p>
          </table:table-cell>
        </table:table-row>
        <table:table-row>
          <table:table-cell table:style-name="Tableau1.A2" office:value-type="string">
            <text:p text:style-name="P13"><draw:control text:anchor-type="as-char" draw:z-index="32" draw:style-name="gr5" draw:text-style-name="P18" svg:width="13.11cm" svg:height="0.964cm" draw:control="control33"/></text:p>
          </table:table-cell>
          <table:table-cell table:style-name="Tableau1.A2" office:value-type="string">
            <text:p text:style-name="P13"><draw:control text:anchor-type="as-char" draw:z-index="48" draw:style-name="gr6" draw:text-style-name="P17" svg:width="1.708cm" svg:height="0.939cm" draw:control="control49"/></text:p>
          </table:table-cell>
          <table:table-cell table:style-name="Tableau1.C2" office:value-type="string">
            <text:p text:style-name="P13"><draw:control text:anchor-type="as-char" draw:z-index="64" draw:style-name="gr6" draw:text-style-name="P17" svg:width="1.708cm" svg:height="0.939cm" draw:control="control65"/></text:p>
          </table:table-cell>
        </table:table-row>
        <table:table-row>
          <table:table-cell table:style-name="Tableau1.A2" office:value-type="string">
            <text:p text:style-name="P13"><draw:control text:anchor-type="as-char" draw:z-index="33" draw:style-name="gr5" draw:text-style-name="P18" svg:width="13.11cm" svg:height="0.964cm" draw:control="control34"/></text:p>
          </table:table-cell>
          <table:table-cell table:style-name="Tableau1.A2" office:value-type="string">
            <text:p text:style-name="P13"><draw:control text:anchor-type="as-char" draw:z-index="49" draw:style-name="gr6" draw:text-style-name="P17" svg:width="1.708cm" svg:height="0.939cm" draw:control="control50"/></text:p>
          </table:table-cell>
          <table:table-cell table:style-name="Tableau1.C2" office:value-type="string">
            <text:p text:style-name="P13"><draw:control text:anchor-type="as-char" draw:z-index="65" draw:style-name="gr6" draw:text-style-name="P17" svg:width="1.708cm" svg:height="0.939cm" draw:control="control66"/></text:p>
          </table:table-cell>
        </table:table-row>
      </table:table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2:34:09.457682402</meta:creation-date>
    <dc:date>2016-01-21T06:32:37.664820468</dc:date>
    <meta:editing-duration>PT45M29S</meta:editing-duration>
    <meta:editing-cycles>8</meta:editing-cycles>
    <meta:generator>LibreOffice/5.0.4.2$Linux_X86_64 LibreOffice_project/00m0$Build-2</meta:generator>
    <meta:document-statistic meta:table-count="3" meta:image-count="0" meta:object-count="0" meta:page-count="2" meta:paragraph-count="83" meta:word-count="68" meta:character-count="512" meta:non-whitespace-character-count="391"/>
  </office:meta>
</office:document-meta>
</file>